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ffff00" fo:border="0.74pt solid #0000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3"/>
        <table:table-column table:style-name="co2" table:number-columns-repeated="6" table:default-cell-style-name="ce8"/>
        <table:table-column table:style-name="co2" table:default-cell-style-name="ce6"/>
        <table:table-column table:style-name="co2" table:number-columns-repeated="4" table:default-cell-style-name="ce3"/>
        <table:table-column table:style-name="co3" table:default-cell-style-name="ce3"/>
        <table:table-row table:style-name="ro1">
          <table:table-cell/>
          <table:table-cell table:style-name="ce4" office:value-type="string" calcext:value-type="string" table:number-columns-spanned="18" table:number-rows-spanned="1">
            <text:p>Casio CT-638</text:p>
          </table:table-cell>
          <table:covered-table-cell table:number-columns-repeated="17" table:style-name="Default"/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Mapa Pines Matriz Teclado</text:p>
          </table:table-cell>
          <table:covered-table-cell table:number-columns-repeated="17" table:style-name="Default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17" table:number-rows-spanned="1">
            <text:p>Matrix Line Negative Side Diode (Input)</text:p>
          </table:table-cell>
          <table:covered-table-cell table:number-columns-repeated="16"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7">
            <text:p>Matrix Line Positive side Diode (Outp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C#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#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#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B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#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B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6"/>
          <table:table-cell table:style-name="ce3" table:number-columns-repeated="3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6" office:value-type="float" office:value="7" calcext:value-type="float">
            <text:p>7</text:p>
          </table:table-cell>
          <table:table-cell table:style-name="ce6" table:number-columns-repeated="5"/>
          <table:table-cell table:style-name="ce10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/>
          <table:table-cell table:style-name="ce6" table:number-columns-repeated="5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6" table:number-columns-repeated="5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5"/>
          <table:table-cell table:style-name="ce6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6"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6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6"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5"/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6" table:number-columns-repeated="5"/>
          <table:table-cell office:value-type="string" calcext:value-type="string">
            <text:p>F#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style-name="ce6"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C4</text:p>
          </table:table-cell>
          <table:table-cell office:value-type="string" calcext:value-type="string">
            <text:p>C#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#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F#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#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#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C5</text:p>
          </table:table-cell>
          <table:table-cell office:value-type="string" calcext:value-type="string">
            <text:p>C#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#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F#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#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#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C6</text:p>
          </table:table-cell>
          <table:table-cell table:style-name="ce3"/>
          <table:table-cell table:style-name="ce6"/>
          <table:table-cell table:style-name="ce3" table:number-columns-repeated="3"/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Notes: The resistance of the tracks of the matrix is about 15.2K Ohm</text:p>
          </table:table-cell>
          <table:table-cell table:style-name="Default" table:number-columns-repeated="17"/>
        </table:table-row>
      </table:table>
      <table:table table:name="Sheet2" table:style-name="ta1">
        <table:table-column table:style-name="co4" table:number-columns-repeated="2" table:default-cell-style-name="ce3"/>
        <table:table-row table:style-name="ro1">
          <table:table-cell table:style-name="Default" office:value-type="string" calcext:value-type="string">
            <text:p>Equivalencia pines CT-638 y DB25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DB-25</text:p>
          </table:table-cell>
          <table:table-cell office:value-type="string" calcext:value-type="string">
            <text:p>CT-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7:37:47.790134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32:10.029380807</meta:creation-date>
    <dc:date>2023-12-27T17:39:20.734080044</dc:date>
    <meta:editing-duration>PT18H34M28S</meta:editing-duration>
    <meta:editing-cycles>81</meta:editing-cycles>
    <meta:generator>LibreOffice/7.6.4.1$Linux_X86_64 LibreOffice_project/60$Build-1</meta:generator>
    <meta:document-statistic meta:table-count="2" meta:cell-count="154" meta:object-count="0"/>
  </office:meta>
</office:document-meta>
</file>